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Heading_20_1" text:outline-level="1">Update on reunion</text:h>
      <text:p text:style-name="First_20_paragraph">Ben texted us (minus jon) this week to try to jam once again. William is in Texas for some reason and I didn't respond.</text:p>
      <text:p text:style-name="Text_20_body">It is going really we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